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MBeanExporter.AnnotationMBeanEx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MBeanExporter.setDefaultDomain( String default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BeanExport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